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officeooo:paragraph-rsid="0034db43"/>
    </style:style>
    <style:style style:name="P3" style:family="paragraph" style:parent-style-name="Text_20_body">
      <style:paragraph-properties fo:margin-left="0cm" fo:margin-right="0cm" fo:text-align="center" style:justify-single-word="false" fo:text-indent="0.499cm" style:auto-text-indent="false"/>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5"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527fb" officeooo:paragraph-rsid="002527fb"/>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527fb" officeooo:paragraph-rsid="002c63a0"/>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3" style:family="paragraph" style:parent-style-name="Text_20_body">
      <style:text-properties fo:language="ru" fo:country="RU"/>
    </style:style>
    <style:style style:name="P14" style:family="paragraph" style:parent-style-name="Text_20_body">
      <style:paragraph-properties fo:text-align="justify" style:justify-single-word="false"/>
      <style:text-properties fo:language="ru" fo:country="RU"/>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302f18"/>
    </style:style>
    <style:style style:name="P17" style:family="paragraph" style:parent-style-name="Text_20_body">
      <style:paragraph-properties fo:text-align="justify" style:justify-single-word="false"/>
      <style:text-properties officeooo:paragraph-rsid="0030e9a7"/>
    </style:style>
    <style:style style:name="P18" style:family="paragraph" style:parent-style-name="Text_20_body">
      <style:paragraph-properties fo:margin-top="0cm" fo:margin-bottom="0.212cm" style:contextual-spacing="false" fo:text-align="justify" style:justify-single-word="false"/>
      <style:text-properties fo:language="ru" fo:country="RU"/>
    </style:style>
    <style:style style:name="P19" style:family="paragraph" style:parent-style-name="Text_20_body">
      <style:paragraph-properties fo:margin-top="0cm" fo:margin-bottom="0.212cm" style:contextual-spacing="false" fo:text-align="justify" style:justify-single-word="false"/>
      <style:text-properties fo:language="en" fo:country="US"/>
    </style:style>
    <style:style style:name="P20"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1" style:family="paragraph" style:parent-style-name="First_20_line_20_indent">
      <style:text-properties fo:language="ru" fo:country="RU"/>
    </style:style>
    <style:style style:name="P22" style:family="paragraph" style:parent-style-name="First_20_line_20_indent">
      <style:text-properties fo:font-size="15pt" fo:language="ru" fo:country="RU" style:font-size-asian="15pt" style:font-size-complex="15pt"/>
    </style:style>
    <style:style style:name="P23" style:family="paragraph" style:parent-style-name="First_20_line_20_indent">
      <style:paragraph-properties fo:margin-left="0cm" fo:margin-right="0cm" fo:text-indent="0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80c90"/>
    </style:style>
    <style:style style:name="P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d3d70"/>
    </style:style>
    <style:style style:name="P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d2210" officeooo:paragraph-rsid="000d2210"/>
    </style:style>
    <style:style style:name="P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d9248" officeooo:paragraph-rsid="000d9248"/>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7550d" officeooo:paragraph-rsid="0017550d"/>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8b8d6" officeooo:paragraph-rsid="0018b8d6"/>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223f0a" officeooo:paragraph-rsid="00223f0a"/>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20611a" officeooo:paragraph-rsid="0020611a"/>
    </style:style>
    <style:style style:name="P39" style:family="paragraph" style:parent-style-name="Heading_20_1">
      <style:paragraph-properties fo:margin-left="0cm" fo:margin-right="0cm" fo:text-align="center" style:justify-single-word="false" fo:text-indent="0.499cm" style:auto-text-indent="false"/>
      <style:text-properties officeooo:paragraph-rsid="000bc3f8"/>
    </style:style>
    <style:style style:name="P40" style:family="paragraph" style:parent-style-name="Heading_20_2">
      <style:text-properties fo:language="ru" fo:country="RU"/>
    </style:style>
    <style:style style:name="P41" style:family="paragraph" style:parent-style-name="Heading_20_2">
      <style:paragraph-properties fo:margin-left="0cm" fo:margin-right="0cm" fo:text-indent="0.499cm" style:auto-text-indent="false"/>
    </style:style>
    <style:style style:name="P42" style:family="paragraph" style:parent-style-name="First_20_line_20_indent" style:list-style-name="L18">
      <style:text-properties fo:language="ru" fo:country="RU"/>
    </style:style>
    <style:style style:name="P43" style:family="paragraph" style:parent-style-name="First_20_line_20_indent" style:list-style-name="L19">
      <style:text-properties fo:language="ru" fo:country="RU"/>
    </style:style>
    <style:style style:name="P44" style:family="paragraph" style:parent-style-name="First_20_line_20_indent" style:list-style-name="L19">
      <style:paragraph-properties fo:margin-left="0cm" fo:margin-right="0cm" fo:text-indent="0cm" style:auto-text-indent="false"/>
      <style:text-properties fo:language="ru" fo:country="RU"/>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1">
      <style:paragraph-properties fo:text-align="justify" style:justify-single-word="false"/>
      <style:text-properties fo:language="ru" fo:country="RU"/>
    </style:style>
    <style:style style:name="P47" style:family="paragraph" style:parent-style-name="Text_20_body" style:list-style-name="L2">
      <style:paragraph-properties fo:text-align="justify" style:justify-single-word="false"/>
      <style:text-properties fo:language="ru" fo:country="RU"/>
    </style:style>
    <style:style style:name="P48" style:family="paragraph" style:parent-style-name="Text_20_body" style:list-style-name="L10">
      <style:paragraph-properties fo:text-align="justify" style:justify-single-word="false"/>
      <style:text-properties fo:language="ru" fo:country="RU"/>
    </style:style>
    <style:style style:name="P49" style:family="paragraph" style:parent-style-name="Text_20_body" style:list-style-name="L11">
      <style:paragraph-properties fo:text-align="justify" style:justify-single-word="false"/>
      <style:text-properties fo:language="ru" fo:country="RU"/>
    </style:style>
    <style:style style:name="P50" style:family="paragraph" style:parent-style-name="Text_20_body" style:list-style-name="L12">
      <style:paragraph-properties fo:text-align="justify" style:justify-single-word="false"/>
      <style:text-properties fo:language="ru" fo:country="RU"/>
    </style:style>
    <style:style style:name="P51" style:family="paragraph" style:parent-style-name="Text_20_body" style:list-style-name="L3">
      <style:text-properties fo:language="ru" fo:country="RU"/>
    </style:style>
    <style:style style:name="P52" style:family="paragraph" style:parent-style-name="Text_20_body" style:list-style-name="L8">
      <style:text-properties fo:language="ru" fo:country="RU"/>
    </style:style>
    <style:style style:name="P53" style:family="paragraph" style:parent-style-name="Text_20_body" style:list-style-name="L9">
      <style:text-properties fo:language="ru" fo:country="RU"/>
    </style:style>
    <style:style style:name="P54" style:family="paragraph" style:parent-style-name="Text_20_body" style:list-style-name="L4">
      <style:paragraph-properties fo:margin-left="0cm" fo:margin-right="0cm" fo:text-align="justify" style:justify-single-word="false" fo:text-indent="0.499cm" style:auto-text-indent="false"/>
    </style:style>
    <style:style style:name="P55" style:family="paragraph" style:parent-style-name="Text_20_body">
      <style:paragraph-properties fo:margin-left="0cm" fo:margin-right="0cm" fo:text-align="justify" style:justify-single-word="false" fo:text-indent="0.499cm" style:auto-text-indent="false"/>
      <style:text-properties officeooo:paragraph-rsid="0040da8e"/>
    </style:style>
    <style:style style:name="P56"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5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46f563"/>
    </style:style>
    <style:style style:name="P6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4b1f4e"/>
    </style:style>
    <style:style style:name="P6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4c5d60"/>
    </style:style>
    <style:style style:name="P6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4dce90"/>
    </style:style>
    <style:style style:name="P6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4e5bd3"/>
    </style:style>
    <style:style style:name="P64"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5"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6835a" officeooo:paragraph-rsid="0036835a"/>
    </style:style>
    <style:style style:name="P6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90648" officeooo:paragraph-rsid="00390648"/>
    </style:style>
    <style:style style:name="P6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4e5bd3" officeooo:paragraph-rsid="004e5bd3"/>
    </style:style>
    <style:style style:name="P6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70"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71"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72"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73"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74"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officeooo:rsid="0018b8d6"/>
    </style:style>
    <style:style style:name="T3" style:family="text">
      <style:text-properties fo:language="ru" fo:country="RU" officeooo:rsid="00223f0a"/>
    </style:style>
    <style:style style:name="T4" style:family="text">
      <style:text-properties fo:language="ru" fo:country="RU" officeooo:rsid="0023b33b"/>
    </style:style>
    <style:style style:name="T5" style:family="text">
      <style:text-properties fo:language="ru" fo:country="RU" officeooo:rsid="0030e9a7"/>
    </style:style>
    <style:style style:name="T6" style:family="text">
      <style:text-properties fo:language="ru" fo:country="RU" officeooo:rsid="00324a48"/>
    </style:style>
    <style:style style:name="T7" style:family="text">
      <style:text-properties fo:language="ru" fo:country="RU" officeooo:rsid="003455d0"/>
    </style:style>
    <style:style style:name="T8" style:family="text">
      <style:text-properties fo:language="ru" fo:country="RU" officeooo:rsid="00431474"/>
    </style:style>
    <style:style style:name="T9" style:family="text">
      <style:text-properties fo:language="ru" fo:country="RU" officeooo:rsid="003ba0ce"/>
    </style:style>
    <style:style style:name="T10" style:family="text">
      <style:text-properties fo:language="ru" fo:country="RU" officeooo:rsid="003a7e3f"/>
    </style:style>
    <style:style style:name="T11" style:family="text">
      <style:text-properties fo:language="ru" fo:country="RU" officeooo:rsid="0040da8e"/>
    </style:style>
    <style:style style:name="T12" style:family="text">
      <style:text-properties fo:language="ru" fo:country="RU" officeooo:rsid="00482bad"/>
    </style:style>
    <style:style style:name="T13" style:family="text">
      <style:text-properties fo:language="ru" fo:country="RU" officeooo:rsid="00491a20"/>
    </style:style>
    <style:style style:name="T14" style:family="text">
      <style:text-properties fo:language="ru" fo:country="RU" officeooo:rsid="0049dc09"/>
    </style:style>
    <style:style style:name="T15" style:family="text">
      <style:text-properties fo:language="ru" fo:country="RU" officeooo:rsid="004a8e8d"/>
    </style:style>
    <style:style style:name="T16" style:family="text">
      <style:text-properties fo:language="ru" fo:country="RU" officeooo:rsid="004b1f4e"/>
    </style:style>
    <style:style style:name="T17" style:family="text">
      <style:text-properties fo:language="ru" fo:country="RU" officeooo:rsid="004db7f7"/>
    </style:style>
    <style:style style:name="T18" style:family="text">
      <style:text-properties fo:language="ru" fo:country="RU" officeooo:rsid="005131f7"/>
    </style:style>
    <style:style style:name="T19" style:family="text">
      <style:text-properties fo:language="en" fo:country="US"/>
    </style:style>
    <style:style style:name="T20" style:family="text">
      <style:text-properties fo:language="en" fo:country="US" officeooo:rsid="000f11ec"/>
    </style:style>
    <style:style style:name="T21" style:family="text">
      <style:text-properties fo:language="en" fo:country="US" officeooo:rsid="004db7f7"/>
    </style:style>
    <style:style style:name="T22" style:family="text">
      <style:text-properties fo:color="#ff3333"/>
    </style:style>
    <style:style style:name="T23" style:family="text">
      <style:text-properties fo:color="#ff3333" fo:language="ru" fo:country="RU"/>
    </style:style>
    <style:style style:name="T24" style:family="text">
      <style:text-properties fo:color="#ff3333" officeooo:rsid="003d7cc6"/>
    </style:style>
    <style:style style:name="T25" style:family="text">
      <style:text-properties officeooo:rsid="000d2210"/>
    </style:style>
    <style:style style:name="T26" style:family="text">
      <style:text-properties officeooo:rsid="000d3d70"/>
    </style:style>
    <style:style style:name="T27" style:family="text">
      <style:text-properties officeooo:rsid="000d9248"/>
    </style:style>
    <style:style style:name="T28" style:family="text">
      <style:text-properties officeooo:rsid="000f11ec"/>
    </style:style>
    <style:style style:name="T29" style:family="text">
      <style:text-properties officeooo:rsid="0011a725"/>
    </style:style>
    <style:style style:name="T30" style:family="text">
      <style:text-properties officeooo:rsid="0011cb65"/>
    </style:style>
    <style:style style:name="T31" style:family="text">
      <style:text-properties officeooo:rsid="0013c341"/>
    </style:style>
    <style:style style:name="T32" style:family="text">
      <style:text-properties officeooo:rsid="0015b54f"/>
    </style:style>
    <style:style style:name="T33" style:family="text">
      <style:text-properties officeooo:rsid="001c52a5"/>
    </style:style>
    <style:style style:name="T34" style:family="text">
      <style:text-properties officeooo:rsid="00223f0a"/>
    </style:style>
    <style:style style:name="T35" style:family="text">
      <style:text-properties officeooo:rsid="00286a0b"/>
    </style:style>
    <style:style style:name="T36" style:family="text">
      <style:text-properties officeooo:rsid="002c63a0"/>
    </style:style>
    <style:style style:name="T37" style:family="text">
      <style:text-properties officeooo:rsid="0036835a"/>
    </style:style>
    <style:style style:name="T38" style:family="text">
      <style:text-properties officeooo:rsid="00369929"/>
    </style:style>
    <style:style style:name="T39" style:family="text">
      <style:text-properties officeooo:rsid="003a7e3f"/>
    </style:style>
    <style:style style:name="T40" style:family="text">
      <style:text-properties officeooo:rsid="003d7cc6"/>
    </style:style>
    <style:style style:name="T4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soft-page-break/><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5183710820610727767" text:style-name="L1">
        <text:list-item>
          <text:p text:style-name="P45">добавить детектив <text:span text:style-name="T1">(реализовано)</text:span>+ магические уроки/трактаты Старсвирла</text:p>
        </text:list-item>
        <text:list-item>
          <text:p text:style-name="P46">Книги:</text:p>
        </text:list-item>
      </text:list>
      <text:list xml:id="list5103549304809925762" text:style-name="L2">
        <text:list-item>
          <text:p text:style-name="P47">«Высшие заклинания в повседневном использовании: от песчинки до дворца»</text:p>
        </text:list-item>
        <text:list-item>
          <text:p text:style-name="P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7">Дасти Вейфарер «Зебрианская культура, быт и фольклор»</text:p>
        </text:list-item>
        <text:list-item>
          <text:p text:style-name="P47">«Краткая история Эквестрии»</text:p>
        </text:list-item>
        <text:list-item>
          <text:p text:style-name="P47">«Шедевры архитектуры Эквестрии» с разделом о Кантерлотском Королевском Дворце</text:p>
        </text:list-item>
        <text:list-item>
          <text:p text:style-name="P47">«Великие дела и великие чары». Страница 893: ...</text:p>
        </text:list-item>
      </text:list>
      <text:p text:style-name="P4"/>
      <text:h text:style-name="Heading_20_2" text:outline-level="2">Факты об Эквестрии</text:h>
      <text:list xml:id="list4365784543348578857" text:style-name="L3">
        <text:list-item>
          <text:p text:style-name="P51">Эквестрия существует несколько тысячелетий</text:p>
        </text:list-item>
        <text:list-item>
          <text:p text:style-name="P51">Селестия — переменчивая пони. В одно време не строгая, а в другое может быть такой, что страшно становится</text:p>
        </text:list-item>
        <text:list-item>
          <text:p text:style-name="P51">Около 820-ти лет назад будущий маг Лайтнинг Стар поступил на обучение к наставнику Тииспоту</text:p>
        </text:list-item>
        <text:list-item>
          <text:p text:style-name="P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1"><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p text:style-name="P15">Положения</text:p>
      <text:p text:style-name="P15">Сноски</text:p>
      <text:p text:style-name="P15">Сюжет (кратко)</text:p>
      <text:p text:style-name="P15">Сюжет (детально)</text:p>
      <text:p text:style-name="P15">Терра</text:p>
      <text:p text:style-name="P15">Замок принцесс</text:p>
      <text:p text:style-name="P15">Кантерлот</text:p>
      <text:p text:style-name="P15">Рассказ Селестии (“1001 ночь”)</text:p>
      <text:p text:style-name="P15">ЛСД-чаепитие</text:p>
      <text:p text:style-name="P15">Рейд пони-рэйнджеров</text:p>
      <text:p text:style-name="P15">Рейд пони-рэйнджеров-2 (продолжение рейда пони-рэйнджеров)</text:p>
      <text:p text:style-name="P15">Продолжение ЛСД-чаепития</text:p>
      <text:p text:style-name="P15">В библиотеке замка Селестии</text:p>
      <text:p text:style-name="P15">Понивилль</text:p>
      <text:p text:style-name="P15">Знакомство с Элементами Гармонии</text:p>
      <text:p text:style-name="P15">Первый сеанс двойного сна. Рэрити</text:p>
      <text:p text:style-name="P15">День с Пинки</text:p>
      <text:p text:style-name="P15">День с Рэйнбоу Дэш</text:p>
      <text:p text:style-name="P15">Сон Рэрити</text:p>
      <text:p text:style-name="P15">Первый сон РД. Рекурсия</text:p>
      <text:p text:style-name="P15">Второй сон РД. Праздник опавших листьев</text:p>
      <text:p text:style-name="P15">Третий сон РД. Fallout</text:p>
      <text:p text:style-name="P15">Четвёртый сон РД. Объединяющий</text:p>
      <text:p text:style-name="P15">Исчезновение Селестии</text:p>
      <text:p text:style-name="P15">Поиск решения</text:p>
      <text:p text:style-name="P15">Поход к замку Принцес-2</text:p>
      <text:p text:style-name="P15">Терра</text:p>
      <text:p text:style-name="P15">Прибытие</text:p>
      <text:p text:style-name="P15">Поиски</text:p>
      <text:p text:style-name="P15">Безнадёжность</text:p>
      <text:p text:style-name="P15">След</text:p>
      <text:p text:style-name="P15">Земля</text:p>
      <text:p text:style-name="P15"><text:soft-page-break/></text:p>
      <text:h text:style-name="Heading_20_1" text:outline-level="1">Действующие лица</text:h>
      <text:h text:style-name="Heading_20_2" text:outline-level="2">Макс</text:h>
      <text:p text:style-name="P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2" text:outline-level="2">Влад</text:h>
      <text:p text:style-name="P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2" text:outline-level="2">Нексус</text:h>
      <text:p text:style-name="P16">Искусственный интеллект. Создан Владом и Максом. Разработан для управления корпорациями.</text:p>
      <text:h text:style-name="Heading_20_2" text:outline-level="2">Селестия</text:h>
      <text:p text:style-name="P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5">и прочит её в преемницы</text:span>. Возраст - около 5000 лет. Страдает о скуки.</text:p>
      <text:h text:style-name="Heading_20_2" text:outline-level="2">Луна</text:h>
      <text:p text:style-name="P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2" text:outline-level="2">Дискорд</text:h>
      <text:p text:style-name="P17">Древний маг-сумасброд. <text:span text:style-name="T6">Бывший правитель Эквестрии.</text:span> Намного старше сестёр-принцесс и намного могущественнее их в магии. Страдает от скуки.</text:p>
      <text:h text:style-name="Heading_20_2" text:outline-level="2">Твайлайт Спаркл</text:h>
      <text:p text:style-name="P17">Ученица Селестии. Прилежная и старательная единорожа. Немного заумная и ботанистая. Очень сильный маг. <text:span text:style-name="T7">Преклоняется перед Селестией. </text:span>Элемент магии.</text:p>
      <text:h text:style-name="Heading_20_2" text:outline-level="2">Спайк</text:h>
      <text:p text:style-name="P17">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text:soft-page-break/></text:p>
      <text:h text:style-name="Heading_20_2" text:outline-level="2">Рэрити</text:h>
      <text:p text:style-name="P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2" text:outline-level="2">Рэйнбоу Дэш</text:h>
      <text:p text:style-name="P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2" text:outline-level="2">Пинки Пай</text:h>
      <text:p text:style-name="P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2" text:outline-level="2">Эпплджек</text:h>
      <text:p text:style-name="P2">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text:soft-page-break/>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text:soft-page-break/>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3541642598568399039" text:style-name="L4">
        <text:list-item>
          <text:p text:style-name="P54"><text:span text:style-name="T1">Вообще-то, у меня отпуск. Типа, творческий. Не говоря уже о том, что суббота. </text:span><text:span text:style-name="T19">[</text:span>Блин, ну обязательно ему было в субботу валиться? У меня выходной, знаешь ли.\n<text:span text:style-name="T19">]</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text:soft-page-break/>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text:soft-page-break/>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text:soft-page-break/>-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text:soft-page-break/>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text:soft-page-break/>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text:soft-page-break/>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text:soft-page-break/>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text:soft-page-break/>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text:soft-page-break/>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text:soft-page-break/>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text:soft-page-break/>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text:soft-page-break/></text:p>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text:soft-page-break/>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text:soft-page-break/>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text:soft-page-break/>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8">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text:soft-page-break/>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text:span><text:span text:style-name="T18">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text:soft-page-break/>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text:soft-page-break/>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text:soft-page-break/>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text:soft-page-break/></text:p>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55">-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text:soft-page-break/>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55"/>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text:soft-page-break/>-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text:soft-page-break/>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text:soft-page-break/>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text:soft-page-break/>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text:soft-page-break/>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text:soft-page-break/>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text:soft-page-break/>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text:soft-page-break/>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text:soft-page-break/>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text:soft-page-break/>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text:soft-page-break/>"-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text:soft-page-break/>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2">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text:soft-page-break/>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text:soft-page-break/>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ext:soft-page-break/>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text:soft-page-break/>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text:soft-page-break/>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text:soft-page-break/>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text:soft-page-break/>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text:soft-page-break/>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oft-page-break/><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5">javascript"&gt;DOCS_modelChunk = [{"ty":"is","s":"– Ну хорошо, продолжу. “Как успехи в поисках принцессы Селестии? Пиши нам, пожалуйста, побольше. Ты так и</text:p>
      <text:p text:style-name="P6"><text:soft-page-break/>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6">ется вовсю, пока мы тут ночей не спим. А ну дай-ка…\nЭпплджек выхватила листок и начала править текст.\n– Так… Так… И вот так! Теперь порядок! – Эпплдже</text:p>
      <text:p text:style-name="P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n– “Надеюсь, ты скоро найдёшь нашу принцессу.” – продолжила Флаттершай. – “Потому что нам её искать плохо получается. Макс долго искал и, наконец, наш</text:p>
      <text:p text:style-name="P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6">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6">же о Гарри.\n– Что-то мне это напоминает.\n– Что?\n– То, что с Максом происходит в последнее время. Стоит ему нос из дому высунуть - как на него свалива</text:p>
      <text:p text:style-name="P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6">жей! \n– Лучше бы он от нас просто отстал. Мы ему ничего плохого не сделали. – вздохнула Флаттершай и продолжила. – “Надеюсь, у тебя всё хорошо? Ты так</text:p>
      <text:p text:style-name="P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6">л снеговик — он съехал на него с пригорка и Макс еле вырвался.”\n– Агась, вырвался бы он, если бы не я. Дай-ка сюда письмо...\n– “...хорошо, что рядом б</text:p>
      <text:p text:style-name="P6">ыла Эпплджек и спасла его...”. – Так годится?\n– Пожалуй, да.\n– Хорошо. – “В общем, приезжай <text:soft-page-break/>скорее. Так хочется, чтоб мы снова были вместе и чтобы все</text:p>
      <text:p text:style-name="P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6">Твоя Флатти”.\n– Да-да, я мигом! – Девушка схватила листок бумаги и помчалась к ноутбуку.\n\nОзарение\n\n\u003cФлаттершай смотрит млп и говорит - всё не</text:p>
      <text:p text:style-name="P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6"/>
      <text:p text:style-name="P5"/>
      <text:p text:style-name="P6"/>
      <text:h text:style-name="P41" text:outline-level="2">Озарение</text:h>
      <text:p text:style-name="P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496167387908502363" text:style-name="L5">
        <text:list-item>
          <text:p text:style-name="P5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745883526003824741" text:style-name="L6">
        <text:list-item>
          <text:p text:style-name="P5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7">Ну хорошо. Убедила. В конце-концов, можем поступить так. Вы с Флатти вернётесь обратно а я продолжу поиски здесь.</text:p>
        </text:list-item>
        <text:list-item>
          <text:p text:style-name="P5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7">Вы можете связываться со мной раз в месяц по коридору.</text:p>
        </text:list-item>
        <text:list-item>
          <text:p text:style-name="P5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7">Ну, не раз в месяц <text:span text:style-name="T1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6">Эпплджек недоверчиво хмыкнула.</text:p>
      <text:list xml:id="list8911519064541025599" text:style-name="L7">
        <text:list-item>
          <text:p text:style-name="P58">Это глупость какая-то, всё не так, всё совсем не так! – воскликнула Флаттершай, оторвавшись от <text:soft-page-break/>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8">Конечно оставаться. Кто ещё, кроме нас, может найти её?</text:p>
        </text:list-item>
        <text:list-item>
          <text:p text:style-name="P58">Я думал, ты не сможешь оставить Энджела и всех остальных надолго.</text:p>
        </text:list-item>
        <text:list-item>
          <text:p text:style-name="P5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4">Извини, Флаттершай, забылся.</text:p>
        </text:list-item>
        <text:list-item>
          <text:p text:style-name="P64">Та ладно, я ж не против, – возразила Эпплджек. – Не парься, Флатти. Было б хуже, если б он <text:s/>назвал меня Эпплджек на людях.</text:p>
        </text:list-item>
        <text:list-item>
          <text:p text:style-name="P64">Ты так... – запнулась Флаттершай. – Так быстро забыла свою ферму. И...</text:p>
        </text:list-item>
        <text:list-item>
          <text:p text:style-name="P6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4">Как ты можешь так говорить? – расплакалась Флаттершай.</text:p>
        </text:list-item>
        <text:list-item>
          <text:p text:style-name="P64">Эй, девушки, не ссорьтесь! Мы — одна команда! И надеюсь, останемся ею и в дальнейшем. </text:p>
          <text:p text:style-name="P6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4">А если нет? – Эпплджек смотрела мне мне прямо в глаза.</text:p>
          <text:p text:style-name="P64">Я молча пожал плечами. Эпплджек уверенно продолжила.</text:p>
        </text:list-item>
        <text:list-item>
          <text:p text:style-name="P6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4">Спасибо, ЭйДжей.</text:p>
        </text:list-item>
        <text:list-item>
          <text:p text:style-name="P64">Я об Эквестрии беспокоюсь. – ворчливо отозвалась Эпплджек. – Надо разобраться с этой ерундой наконец-то. И я чертовски намерена это сделать.</text:p>
          <text:p text:style-name="P64">Флаттершай пробормотала нечто, показавшееся мне знакомым.</text:p>
        </text:list-item>
        <text:list-item>
          <text:p text:style-name="P64">Флатти, ты что-то сказала? Я не расслышал.</text:p>
        </text:list-item>
        <text:list-item>
          <text:p text:style-name="P64">Намерение Изменяет Реальность.</text:p>
        </text:list-item>
        <text:list-item>
          <text:p text:style-name="P64">Эээ. А где ты слышала эту фразу, если не секрет?</text:p>
        </text:list-item>
        <text:list-item>
          <text:p text:style-name="P6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4">У меня как будто вспыхнула лампочка в мозгу. Кирпичики быстро выстраивались в целостную картину. <text:soft-page-break/>Я ринулся в прихожую.</text:p>
        </text:list-item>
        <text:list-item>
          <text:p text:style-name="P64">Флатти, ЭйДжей, буду через час. Ждите!</text:p>
        </text:list-item>
      </text:list>
      <text:p text:style-name="P6"/>
      <text:h text:style-name="P40" text:outline-level="2">Почти.</text:h>
      <text:p text:style-name="P8">В офисе меня встретил лыбящийся Стас.</text:p>
      <text:p text:style-name="P8">–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8">Я уставился на Стаса и он, захлёбываясь от торопливости, начал <text:span text:style-name="T19">рассказывать</text:span>.</text:p>
      <text:p text:style-name="P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9">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8">– Ты его уничтожил?</text:p>
      <text:p text:style-name="P8">– Кого?</text:p>
      <text:p text:style-name="P8">– Этический модуль. Селестию.</text:p>
      <text:p text:style-name="P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 Ты его уничтожил?</text:p>
      <text:p text:style-name="P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 То есть, на владовском домашнем компьютере модуль работает и дальше?</text:p>
      <text:p text:style-name="P8">– Ага. К нему-то у меня доступа нету. Но в кластер к Нексусу он больше не пролезет.</text:p>
      <text:p text:style-name="P8">– Спасибо, Стас. Ты молодец.</text:p>
      <text:p text:style-name="P8">Ниточка, чуть было не прервавшаяся в офисе, повела в квартиру Влада.</text:p>
      <text:p text:style-name="P8"/>
      <text:h text:style-name="P40" text:outline-level="2">Дискорд</text:h>
      <text:p text:style-name="Text_20_body"/>
      <text:p text:style-name="P13">Девушки поспешно собирались, пока я растолковывал им задачу.</text:p>
      <text:list xml:id="list3923484307689163465" text:style-name="L8">
        <text:list-item>
          <text:p text:style-name="P5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2">Это тот твой приятель, который разбился с полгода назад? – спросила Эпплджек.</text:p>
        </text:list-item>
      </text:list>
      <text:list xml:id="list5420205268945958815" text:style-name="L9">
        <text:list-item>
          <text:p text:style-name="P53">Да, это он.</text:p>
        </text:list-item>
        <text:list-item>
          <text:p text:style-name="P53">А как мы попадём в его квартиру? Там сейчас кто-то живёт? – Флаттершай прыгала на одной ноге, натягивая кед.</text:p>
        </text:list-item>
        <text:list-item>
          <text:p text:style-name="P53"><text:soft-page-break/>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4">В гараже я обошёл старый верный <text:span text:style-name="T19">Nissan Navara</text:span> и направился к маленькому электрическому <text:span text:style-name="T19">Eva. </text:span>Для того, чтоб не привлекать внимание, самое оно. <text:s/><text:span text:style-name="T19">&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9">&gt;</text:span></text:p>
      <text:p text:style-name="P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9">&lt;</text:span>Плохо написано!<text:span text:style-name="T19">&gt;</text:span></text:p>
      <text:p text:style-name="P14">Я поднёс брелок пропуска к домофону, но дверь подъезда не открылась. Замигала красная лампочка и зажужжал зуммер.</text:p>
      <text:p text:style-name="P14">Я выругался.</text:p>
      <text:list xml:id="list1892070902277156967" text:style-name="L10">
        <text:list-item>
          <text:p text:style-name="P48">Макс, что случилось? У нас проблемы?</text:p>
        </text:list-item>
        <text:list-item>
          <text:p text:style-name="P4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168939099824280173" text:style-name="L11">
        <text:list-item>
          <text:p text:style-name="P49">Так что, будем ломать дверь? – Эпплджек критически осмотрелась, подмечая бабулек на лавочке и зевак во внутреннем скверике.</text:p>
        </text:list-item>
      </text:list>
      <text:list xml:id="list5518075938534638073" text:style-name="L12">
        <text:list-item>
          <text:p text:style-name="P50">Нет нужды. Лучше станьте-ка сзади меня так, чтобы заслонить от этих бабулек и от вооон той камеры наблюдения.</text:p>
        </text:list-item>
      </text:list>
      <text:list xml:id="list6591251327237156847" text:style-name="L13">
        <text:list-header>
          <text:p text:style-name="P6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Раздался лёгкий «кряк» и дверь подалась.</text:p>
      <text:list xml:id="list3156295407957385880" text:style-name="L14">
        <text:list-item>
          <text:p text:style-name="P70">Девушки, заходим.</text:p>
        </text:list-item>
      </text:list>
      <text:p text:style-name="P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text:soft-page-break/><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Прихожая встретила нас толстым слоем пыли. Мы тихонько прошли внутрь и я закрыл дверь изнутри.</text:p>
      <text:p text:style-name="P6"><text:span text:style-name="T1">Компьютер</text:span> стоял там же, где и обычно <text:span text:style-name="T1">— в личном кабинете Влада на столе у окна.</text:span></text:p>
      <text:list xml:id="list7889226105328082200" text:style-name="L15">
        <text:list-item>
          <text:p text:style-name="P71">Макс, тут окно разбито! И верёвка какая-то висит. – крикнула Флаттершай из кухни.</text:p>
        </text:list-item>
        <text:list-item>
          <text:p text:style-name="P71">Оставь, Флатти, не сейчас! – отмахнулся я.</text:p>
        </text:list-item>
      </text:list>
      <text:p text:style-name="P20">Лампочка питания на ноутбуке горела, <text:s/>но подключенный монитор оставался тёмным. Я постучал по пробелу, но безрезультатно.</text:p>
      <text:list xml:id="list3735551769109826630" text:style-name="L16">
        <text:list-item>
          <text:p text:style-name="P72">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72">Монитор выключен. – <text:s/>раздалось из угла. Кресло с высокой спинкой повернулось, открыв нашим взорам Дискорда. </text:p>
        </text:list-item>
      </text:list>
      <text:p text:style-name="P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8">Он приподнял панамку, дурашливо здороваясь.</text:p>
      <text:list xml:id="list7032906882850960159" text:style-name="L17">
        <text:list-item>
          <text:p text:style-name="P73">Оп-па! – пробормотала Эпплджек. – Нежданчик!</text:p>
        </text:list-item>
      </text:list>
      <text:list xml:id="list7788025420210405681" text:style-name="L18">
        <text:list-item>
          <text:p text:style-name="P74">Ты, я вижу, времени не терял, – моя рука под прикрытием стола медленно тянулась к тяжёлой фарфоровой кружке, стоящей на краю.</text:p>
        </text:list-item>
        <text:list-item>
          <text:p text:style-name="P4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2">А почему ты вообще решил искать нас тут? – спросила Эпплджек. – Приехал бы домой. Мы б тебя чаем напоили.</text:p>
        </text:list-item>
        <text:list-item>
          <text:p text:style-name="P42">Видишь ли, дорогая Эй-Джей, я с самого начала знал, где находится наша уважаемая принцесса, а времени в обрез, так что...</text:p>
        </text:list-item>
      </text:list>
      <text:p text:style-name="P23">В проёме дверей появилась Флаттершай.</text:p>
      <text:list xml:id="list5968508609123110621" text:style-name="L19">
        <text:list-item>
          <text:p text:style-name="P43">С кем это вы тут разговариваете?</text:p>
          <text:p text:style-name="P4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3">Оглушённый Дискорд попытался было отъехать на кресле в сторону, но я припёр его стулом к стенке.</text:p>
      <text:p text:style-name="P21">– Жанна, Флатти, хватайте ноут и на выход! Я с ним разберусь! Не теряйте вре...!</text:p>
      <text:p text:style-name="P21">– ТЫ ИДИО...!!!</text:p>
      <text:p text:style-name="P21">Дискорд <text:s/>зорал одновременно со мной, прикрываясь от меня руками, когда раздался оглушительный</text:p>
      <text:p text:style-name="P21">...</text:p>
      <text:p text:style-name="P22">БАХ!!!</text:p>
      <text:p text:style-name="P21"><text:soft-page-break/>…</text:p>
      <text:p text:style-name="P21">Эпплджек с <text:s/>нервным всхлипом опустила толстенный том «Энтерпрайз-паттернов» , издание девятое, дополненное.</text:p>
      <text:p text:style-name="P18">На лице Дискорда появилось удивлённо-мечтательное выражение и он вырубился.</text:p>
      <text:p text:style-name="P18"/>
      <text:h text:style-name="Heading_20_2" text:outline-level="2">Селестия</text:h>
      <text:p text:style-name="P18"/>
      <text:p text:style-name="P18">Включенный монитор показал схематическое изображение Селестиии, </text:p>
      <text:p text:style-name="P19">&gt;\<text:span text:style-name="T1">Привет, Селестия. Это Макс. Как себя чувствуешь?</text:span></text:p>
      <text:p text:style-name="P19">&lt;\<text:span text:style-name="T1">Макс? МАКС??? МА-А-А-АКС!!! НАКОНЕЦ-ТО! КАК Я РАДА ТЕБЯ СЛЫШАТЬ! </text:span></text:p>
      <text:p text:style-name="P18"/>
      <text:p text:style-name="P19">&gt;\<text:span text:style-name="T1">Я рад, что нашёл тебя, Тия.</text:span></text:p>
      <text:p text:style-name="P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9">&gt;\<text:span text:style-name="T1">Тия, я сейчас подключу микрофон и колонки, и мы сможем общаться более удобно.</text:span></text:p>
      <text:p text:style-name="P18">…</text:p>
      <text:p text:style-name="P18">– Привет опять. Как ты меня слышишь?</text:p>
      <text:p text:style-name="P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9">– <text:span text:style-name="T1">Могу себе представить. Как-то раз я провёл три часа камере сенсорной депривации. Мне не понравилось.</text:span></text:p>
      <text:p text:style-name="P18">– Эммм... Ваше Высочество, вы в порядке? Мы так рады, что наконец-то нашли Вас! – вклинилась в разговор Эпплджек.</text:p>
      <text:p text:style-name="P18">– Кто тут? Макс, кто ещё с тобой?</text:p>
      <text:p text:style-name="P19"><text:span text:style-name="T1">– Со мной Эпплджек и Флаттершай. Мы пришли сюда полгода </text:span>&lt;<text:span text:style-name="T2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9">– <text:span text:style-name="T1">Девочки? Я рада вас слышать. А Твайлайт нет рядом?</text:span></text:p>
      <text:p text:style-name="P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8">При этих словах Дискорд замычал и задёргался. Эпплджек нахмурилась и проверила верёвки, привязывающие его к спинке стула.</text:p>
      <text:p text:style-name="P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8">– Ноутбук — так называется место, где я нахожусь сейчас? А кто это мычит?</text:p>
      <text:p text:style-name="P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8">– О, духи предков, но зачем??? Почему у него кляп во рту?</text:p>
      <text:p text:style-name="P18"><text:soft-page-break/>– Мы связали его. Он нас предал. И тебя. И Эквестрию. Всех.</text:p>
      <text:p text:style-name="P18">При этих словах Эпплджек и Флаттершай непонимающе уставились на меня, а Дискорд протестующе замычал.</text:p>
      <text:p text:style-name="P18">Я начал рассказывать о своих догадках, и непонимающее выражение на лицах девушек сменилось удивлением.</text:p>
      <text:p text:style-name="P18">– Нифигасе! – Эпплджек уставилась на Дискорда. – Никогда бы не догадалась! Он, конечно, пиз<text:span text:style-name="T19">#</text:span>обол и распи<text:span text:style-name="T19">#</text:span>дяй, но чтоб предатель... Я о таком и не думала даже.</text:p>
      <text:p text:style-name="P18">– А зачем тогда ты приложила его книгой? – непонимающе уставился я на неё.</text:p>
      <text:p text:style-name="P18">– Потому что ты напал на него. Я и подумала — тебе виднее. И помогла.</text:p>
      <text:p text:style-name="P18">Флаттершай отрицающе мотнула головой.</text:p>
      <text:p text:style-name="P18">– Не может Дискорд быть предателем. Он мой друг.</text:p>
      <text:p text:style-name="P18">Дискорд благодарственно замычал и закивал головой.</text:p>
      <text:p text:style-name="P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8">Дискорд завёл глаза на лоб и обречённо завыл.</text:p>
      <text:p text:style-name="P18">– Макс, постой. Дай мне поговорить с ним. – сказала Селестия. – Не могу поверить, что Дискорд на такое пошёл.</text:p>
      <text:p text:style-name="P18">– Ну хорошо. Поговори. Послушаем, что он скажет.</text:p>
      <text:p text:style-name="P18">Я красноречиво покачал кулак перед его носом и вытащил кляп.</text:p>
      <text:p text:style-name="P18">...</text:p>
      <text:p text:style-name="P25">– Ффы, тьфу, пффф, пфу! <text:span text:style-name="T19">&lt;</text:span>Вот дискорд! Я, то бишь!<text:span text:style-name="T1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9">— </text:span><text:span text:style-name="T1">получишь кляп обратно.</text:span></text:p>
      <text:p text:style-name="P25">– Это я-то устраиваю цирк?!! ДА ТЫ НА СЕБЯ ПОСМОТРИ, КЛОУН!!! На людей кидаешься, чашками бросаешься, вон, мне нос разбил! Дерёшься...</text:p>
      <text:p text:style-name="P25">Я угрожающе поднёс тряпку к лицу Дискорда.</text:p>
      <text:p text:style-name="P25">– Ещё одно слово в таком тоне, и ты заткнёшься, а мы уйдём в Эквестрию без тебя!</text:p>
      <text:p text:style-name="P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5">Дискорд демонстративно закрыл рот и посвистывая уставился в потолок.</text:p>
      <text:p text:style-name="P25">Разговор зашёл в тупик.</text:p>
      <text:p text:style-name="P34"/>
      <text:p text:style-name="P35">На мониторе высветился текст:</text:p>
      <text:p text:style-name="P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5"/>
      <text:p text:style-name="P35">Из колонок послышался лёгкий шорох.</text:p>
      <text:p text:style-name="P25"><text:soft-page-break/>– Дик, сейчас не время для ссор. – голос Селестии был мягким, но настойчивым. – Мы в одной лодке.</text:p>
      <text:p text:style-name="P25">– Тебе легко говорить! Тебе не разбивали нос и не оскорбляли угрозами!</text:p>
      <text:p text:style-name="P25">– Ты должен понимать, что у Макса были все основания так себя вести. Твоё поведение вызвало подозрения у него, ведь он мало тебя знает. </text:p>
      <text:p text:style-name="P25">К уговорам Селестии присоединилась Флаттершай.</text:p>
      <text:p text:style-name="P25">– Дискорд, миленький, прости его. Макс хороший. Он просто не знал, что ты тоже хороший...</text:p>
      <text:p text:style-name="P25">У Дискорда покраснели уши и он засмущался и заворчал.</text:p>
      <text:p text:style-name="P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5">Я пропустил «дятла» мимо ушей.</text:p>
      <text:p text:style-name="P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5"/>
      <text:p text:style-name="P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5">Потому разбрасываться такой возможностью не стоит. Если уж тебе повезло оказаться в новом мире — исследуй его сполна!..</text:p>
      <text:p text:style-name="P26">***</text:p>
      <text:p text:style-name="P37">&lt;<text:span text:style-name="T1">сюда можно вставить похождения Дискорда — вторая неопубликованная глава. Первая — секс с Селестией</text:span>&gt;</text:p>
      <text:p text:style-name="P26">***</text:p>
      <text:p text:style-name="P26"/>
      <text:p text:style-name="P35">– Развяжите мне, наконец, руки! Или хотя бы одну. Плечами жестикулировать неудобно.... </text:p>
      <text:p text:style-name="P35">Я развязал Дискорду левую руку.</text:p>
      <text:p text:style-name="P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5">Дискорд принялся разминать затёкшее запястье.</text:p>
      <text:p text:style-name="P35">– В том-то и штука, что я не знаю... Кто-то нам противодействует. Кто-то очень серьёзный и ммм... эээ... <text:soft-page-break/>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5">– Какое письмо, Корди? – вскинулась до этого зачарованно слушавшая Дискорда Флаттершай.</text:p>
      <text:p text:style-name="P35">– Ну ваше же! Вы с Эпплджек написали мне о своих мытарствах тут. Вежливо так написали, спасибо...</text:p>
      <text:p text:style-name="P35">Флаттершай покрылась пунцовыми пятнами.</text:p>
      <text:p text:style-name="P35">– Я... Мы... – тут она совсем стушевалась.</text:p>
      <text:p text:style-name="P35">– Так а почему ты сказал, что никто не уйдёт в Эквестрию? – наконец перебила Дискорда скучавшая до этого Эпплджек.</text:p>
      <text:p text:style-name="P35">Дискорд уставился на неё долгим взглядом, а потом хлопнул себя по лбу.</text:p>
      <text:p text:style-name="P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9">&lt;</text:span><text:span text:style-name="T22">упомянуть, что Дискорд учился играть на гитаре в Эквестрии — брал уроки у Рэйнбоу</text:span><text:span text:style-name="T19">&gt;</text:span>).<text:span text:style-name="T19"> </text:span>То есть, эквестрийские <text:span text:style-name="T40">три месяца</text:span> немного короче местных...<text:span text:style-name="T19">&lt;</text:span><text:span text:style-name="T22">Тогда и возвращение Макса из Эквестрии тоже должно быть не через мгновение после исхода Макса, а через реальные </text:span><text:span text:style-name="T24">три месяца</text:span><text:span text:style-name="T22"> — НО ТОГДА НЕПОНЯТНО, как он без проблем вернулся на работу после </text:span><text:span text:style-name="T24">квартала</text:span><text:span text:style-name="T22"> отсутствия??? Когда Макс вернулся через </text:span><text:span text:style-name="T24">квартал</text:span><text:span text:style-name="T22">,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text:span><text:span text:style-name="T24">квартал</text:span><text:span text:style-name="T22"> после смерти Влада как раз уволился по </text:span><text:span text:style-name="T24">личным причинам </text:span><text:span text:style-name="T22">(предполагалось, что он уволился, но, чтобы оставить ему путь к отступлению, назвали увольнение творческим отпуском)</text:span><text:span text:style-name="T19">&gt;</text:span></text:p>
      <text:p text:style-name="P35">– И что? – продолжила его мысль Эпплджек.</text:p>
      <text:p text:style-name="P35">– Эквестрийские <text:span text:style-name="T40">три месяца</text:span> КО-РО-ЧЕ местных. – с нажимом повторил Дискорд. – По моим подсчётам, на два дня.</text:p>
      <text:p text:style-name="P35">– И?!! – до меня уже дошло, но Эпплджек продолжала тупить.</text:p>
      <text:p text:style-name="P35">– Короче, времени у нас осталось что-то около пятнадцати минут. Или около того. – заявил Дискорд, поднеся к глазам запястье с массивными часами.</text:p>
      <text:p text:style-name="P35">– СКОЛЬКО??? – воскликнули хором я и девушки.</text:p>
      <text:p text:style-name="P35">Дискорд открыл было рот, но его слова заглушил звонок в дверь.</text:p>
      <text:p text:style-name="P35">– ОТКРОЙТЕ, ПОЛИЦИЯ! Вам даётся полминуты, чтобы открыть дверь. Через тридцать секунд дверь будет выбита!</text:p>
      <text:p text:style-name="P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5">Массаракш!</text:p>
      <text:p text:style-name="P35">– На крышу, живо!!! Через окно на кухне! – зашипел Дискорд, отчаянно дёргая узлы свободной рукой.</text:p>
      <text:p text:style-name="P35">Эпплджек, одной рукой сгребя в охапку ноутбук, второй увлекая Флаттершай, кинулась на кухню.</text:p>
      <text:p text:style-name="P35">– А толку? Куда мы с крыши денемся? – спросил я растерянно. Дискорд только раздражённо зарычал в ответ.</text:p>
      <text:p text:style-name="P25">Дверь содрогнулась от мощного удара. Послышался стук падающей штукатурки. Я сломя голову кинулся на кухню.</text:p>
      <text:p text:style-name="P25"><text:soft-page-break/>– Развяжи меня, идиот!!! – гаркнул вдогонку Дискорд.</text:p>
      <text:p text:style-name="P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5">– Давай на крышу! Я догоню! – рявкнул он, освобождая вторую руку.</text:p>
      <text:p text:style-name="P25">От второго удара дверная коробка крякнула и наполовину въехала в коридор. </text:p>
      <text:p text:style-name="P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5">Верёвка в кухонном окне дёргалась от движений лезущих по ней Флатти и Эпплджек. Я словил её рукой и стал на подоконник.</text:p>
      <text:p text:style-name="P25">Чёрт!</text:p>
      <text:p text:style-name="P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5">Но нет, триста тысяч чертей, раз девушки смогли – я тоже смогу!</text:p>
      <text:p text:style-name="P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5">Я успел сократить расстояние до Эпплджек наполовину, когда девушки нашли решение.</text:p>
      <text:p text:style-name="P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5">Я выдохнул.</text:p>
      <text:p text:style-name="P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text:span text:style-name="T28">чуть ниже пояса</text:span>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text:soft-page-break/>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5">Чёрт! Чёрт! Чёрт! Чёрт!</text:p>
      <text:p text:style-name="P25">Бля!!!...</text:p>
      <text:p text:style-name="P25">Верёвка закончилась, а вместе с ней прекратилась и боль в сожжёных суставах. Наконец-то у меня появилось время для паники. Я обнял <text:span text:style-name="T28">ноги</text:span><text:span text:style-name="T20"> </text:span>Эпплджек покрепче, закрыл глаза и приготовился...</text:p>
      <text:p text:style-name="P25"/>
      <text:h text:style-name="Heading_20_2" text:outline-level="2">Назад, в Эквестрию</text:h>
      <text:p text:style-name="P25"/>
      <text:p text:style-name="P25">Долго паниковать не пришлось. </text:p>
      <text:p text:style-name="P25">Я почувствовал сильный рывок за шиворот и захват поперёк груди. </text:p>
      <text:p text:style-name="P25">– ОТПУСТИ ДЕВЧОНКУ!!! – загрохотало мне в ухо. Я открыл глаза.</text:p>
      <text:p text:style-name="P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5">Я чуть поднял глаза и уставился в чешуйчатую морду дракона.</text:p>
      <text:p text:style-name="P25">– Отпусти Эпплджек. Я её держу. – повторил Дискорд. – Мне сбалансироваться надо. Вы не такие уж и лёгкие.</text:p>
      <text:p text:style-name="P25">Да, это был именно <text:span text:style-name="T32">Дискорд</text:span>,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5">Наконец это ему удалось, и дальнейший подъём на крышу происходил в молчании.</text:p>
      <text:p text:style-name="P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5">Флаттершай оторвала заплаканное лицо от моей ветровки.</text:p>
      <text:p text:style-name="P25">– Да-да, ты прав, Корди. Я готова.</text:p>
      <text:p text:style-name="P27">На длинной шее Дискорда разместились Эпплджек и Флаттершай. Я, для сохранения баланса, разместился позади крыльев.</text:p>
      <text:p text:style-name="P33">Дискорд расправил крылья и начал короткую пробежку к краю.</text:p>
      <text:p text:style-name="P38">– <text:span text:style-name="T34">Д</text:span><text:span text:style-name="T3">искорд</text:span><text:span text:style-name="T1"> Эйрлайнс приветствует на борту! Температура воздуха двадцать пять градусов! </text:span><text:span text:style-name="T3">Ожидаемая продолжительность полёта — </text:span><text:span text:style-name="T4">три</text:span><text:span text:style-name="T3"> минуты!</text:span></text:p>
      <text:p text:style-name="P27">И мы полетели навстречу закату.</text:p>
      <text:p text:style-name="P28">По прямой до моего дома лететь было всего ничего. Оглянувшись назад, я успел заметить, как <text:span text:style-name="T25">на </text:span>стремительно уменьшающ<text:span text:style-name="T25">ейся</text:span> крыш<text:span text:style-name="T25">е открылась дверь машинного отделения лифта, и наружу начали выскакивать тёмные фигурки.</text:span></text:p>
      <text:p text:style-name="P29">Впереди по курсу увеличивал<text:span text:style-name="T26">ась громада моей высотки.</text:span> <text:span text:style-name="T27">Дискорд летел прямо на разрыв в ограждении, который я проделал полгода назад своим проходом в Эквестрию.</text:span></text:p>
      <text:p text:style-name="P30"><text:soft-page-break/>Внезапно <text:span text:style-name="T30">недалеко от края крыши образовался небольшой смерчик. Воронка, втягивая в себя бумажки и голубиные перья с крыши,</text:span> начал<text:span text:style-name="T29">а</text:span> <text:span text:style-name="T29">дрейфовать в сторону пролома. Оказавшись прямо над ним, она застыла на месте. В её глубине возникло облако </text:span>голубы<text:span text:style-name="T31">х</text:span> искр. <text:span text:style-name="T32">Искр становилось всё больше, а сами они — всё ярче.</text:span></text:p>
      <text:p text:style-name="P31"><text:span text:style-name="T32">– </text:span>Пристегните ремни! – проревел Дискорд, резко ускоряясь. – Будет весело!!!</text:p>
      <text:p text:style-name="P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2">– ЙУУУУУУУХХХУУУУУ!!! – <text:span text:style-name="T33">заорал</text:span> Дискорд, сложил крылья и врезался в шар.</text:p>
      <text:p text:style-name="P32"/>
      <text:h text:style-name="Heading_20_1" text:outline-level="1">Беседа за столиком в ночи</text:h>
      <text:p text:style-name="P11"/>
      <text:p text:style-name="P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То есть, Дискорд, выпрямившись в струну и плотно прижав к телу лапы и крылья, <text:span text:style-name="T37">в контуры шара уместился</text:span>. Девушки, прижавшись к длинной шее дракона, не выступали за его габариты, <text:span text:style-name="T35">и проскочили тоже</text:span>. Я же, до последнего вертя головой из вертикального положени<text:span text:style-name="T36">я</text:span>, со всей дури чухнулся лбом о край коридора.</text:p>
      <text:p text:style-name="P66">Не то, чтобы он был сишком твёрдым — нет. <text:span text:style-name="T38">Ощущение было такое, как будто лоб упёрся в резиновую ленту, которая, натянувшись как следует, в конце концов сорвала меня со спины Дискорда.</text:span></text:p>
      <text:p text:style-name="P67">К счастью, инерции мне хватило, чтобы вперёд ногами таки влететь в схлопывающееся окно. В противном случае ловит<text:span text:style-name="T39">ь</text:span> меня было бы уже некому — удаляющийся хвост дракон<text:span text:style-name="T39">икуса</text:span> <text:span text:style-name="T39">пару раз</text:span> мелькну<text:span text:style-name="T39">в, скрылся</text:span> в <text:span text:style-name="T39">светящемся тумане.</text:span></text:p>
      <text:p text:style-name="P59"><text:span text:style-name="T10">Я </text:span><text:span text:style-name="T9">попытался закричать, но, как и в прошлый раз, лишь </text:span><text:span text:style-name="T13">молча </text:span><text:span text:style-name="T9">открывал рот </text:span><text:span text:style-name="T11">по-рыбьему</text:span><text:span text:style-name="T9">. </text:span><text:span text:style-name="T12">П</text:span><text:span text:style-name="T8">уть </text:span><text:span text:style-name="T12">в Эквестрию</text:span><text:span text:style-name="T8"> плавно проплывал подо мной, понемногу удаляясь. Я замолотил руками и ногами, пытаясь приблизиться к нему, но только ухудшил ситуацию. </text:span><text:span text:style-name="T12">Движение в </text:span><text:span text:style-name="T13">темноту</text:span><text:span text:style-name="T12"> ускорилось</text:span><text:span text:style-name="T8">. Прошли часы (Дни? Месяцы? Здесь абсолютно отсутствовало чувство времени), и извилистый </text:span><text:span text:style-name="T13">путь</text:span><text:span text:style-name="T8"> медленно растворился в </text:span><text:span text:style-name="T13">тысячах</text:span><text:span text:style-name="T8"> ему подобных. По мере удаления картина переплетения огромного количества светящихся нитей и звёздочек открывалась перед глазами. </text:span><text:span text:style-name="T13">Через некоторое время эти </text:span><text:span text:style-name="T14">созвездия</text:span><text:span text:style-name="T13"> сплелись в изображение огромного... нет, не аликорна. Я мысленно назвал его супераликорном — так как, помимо крыльев, он имел три рога. </text:span><text:span text:style-name="T15">Фигура супераликорна стояла в темноте на задних ногах, распахнув широко крылья и целясь рогами в мрак.</text:span></text:p>
      <text:p text:style-name="P60"><text:span text:style-name="T15">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6">За ухом у него торчал карандаш.</text:span></text:p>
      <text:p text:style-name="P60"><text:span text:style-name="T16">– </text:span>Привет. <text:span text:style-name="T16">– </text:span>коротко поздоровался юноша. Потом он эффектно щёлкнул пальцами и сел в моментально <text:span text:style-name="T1">материализовавш</text:span><text:span text:style-name="T21">е</text:span><text:span text:style-name="T17">е</text:span><text:span text:style-name="T1">ся</text:span> <text:span text:style-name="T16">в пустоте </text:span><text:span text:style-name="T1">кресло</text:span><text:span text:style-name="T17"> </text:span>.</text:p>
      <text:p text:style-name="P60"><text:span text:style-name="T16">– </text:span>Анакорн. <text:span text:style-name="T16">– о</text:span>трекомендовался он.</text:p>
      <text:p text:style-name="P60"><text:span text:style-name="T16">– </text:span>П-привет. Макс. <text:span text:style-name="T16">– в</text:span> смятении представился я.</text:p>
      <text:p text:style-name="P60">Анакорн снова щёлкнул и вокруг меня материализовалось второе кресло. От <text:span text:style-name="T17">ножек </text:span>кресел во все стороны побежали <text:span text:style-name="T16">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text:soft-page-break/>на всю стену. <text:span text:style-name="T16">В центре комнаты, как раз между нами, вырос журнальный столик с веточкой цветущей вишни в вазочке.</text:span></text:p>
      <text:p text:style-name="P60"><text:span text:style-name="T16">– </text:span>Итак, ты понял, в чём проблема моего мира. Я рад, что ты также нашёл её <text:span text:style-name="T16">удовлетворительное</text:span> решение. Теперь, <text:span text:style-name="T17">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6">— </text:span>слово за тобой.</text:p>
      <text:p text:style-name="P61">Юноша закинул ногу за ногу и пытливо смотрел на меня, играя карандашём .</text:p>
      <text:p text:style-name="P60">Я совсем запутался.</text:p>
      <text:p text:style-name="P60"><text:span text:style-name="T16">– </text:span>Какая проблема? Какое решение? Кто ты?</text:p>
      <text:p text:style-name="P62"><text:span text:style-name="T16">– Хорошо, с</text:span>ейчас объясню, <text:span text:style-name="T16">– </text:span>кивнул юноша. <text:span text:style-name="T16">– </text:span></text:p>
      <text:p text:style-name="P62"><text:span text:style-name="T16"/></text:p>
      <text:p text:style-name="P62"><text:span text:style-name="T16"/></text:p>
      <text:p text:style-name="P62"><text:span text:style-name="T16"/></text:p>
      <text:p text:style-name="P62"><text:span text:style-name="T16"/></text:p>
      <text:p text:style-name="P62">Мир Эквестрии хрупок и нежизнеспособен. Проблема <text:span text:style-name="T16">номер один — </text:span>множество несовместимых историй пытаются втиснуть в один мир Эквестрии. В итоге он двоится-троится и имеет нечёткие черты. Проблема <text:span text:style-name="T16">номер два</text:span> <text:span text:style-name="T16">— </text:span>потеря интереса фанатов к фэндому, превращение Эквестрии в “ещё один мультсериал”. Проблема <text:span text:style-name="T16">номер три</text:span> <text:span text:style-name="T16">—</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5"/>
      <text:p text:style-name="P63">-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63">...</text:p>
      <text:p text:style-name="P68">– Миру позарез нужна помощь, понимаешь? И он надеется получить эту помощь от тебя. Видишь, он <text:soft-page-break/>из кожи вон лезет, чтоб тебе понравится. Тебе не приходилось заботиться о жилье и питании, ты нравишься кобылкам...</text:p>
      <text:p text:style-name="P68">– Гм! Я бы попросил тебя не касаться моих отношений с Рэйнбоу Дэш.</text:p>
      <text:p text:style-name="P68">–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68">– Ну, пусть так. Но мне непонятно, почему ты сказал «ему»? Разве не тебе? Ты ведь демиург этого мира?</text:p>
      <text:p text:style-name="P68">Анакорн смутился.</text:p>
      <text:p text:style-name="P68">–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68">(<text:span text:style-name="T41">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68"><text:span text:style-name="T41">– Сам ты раздолбай! – произнёс, наконец, Старсвирл</text:span>)</text:p>
      <text:p text:style-name="P68">… И создали вы его достаточно топорно — видишь, он трещит по швам.</text:p>
      <text:p text:style-name="P68">– А как я могу помочь?</text:p>
      <text:p text:style-name="P68">–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63"/>
      <text:p text:style-name="P63"/>
      <text:p text:style-name="P63"/>
      <text:p text:style-name="P63">\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text:soft-page-break/>поздно! Я не люблю ждать!\n- Да, Дэш. - Её образ начал таять. - Да, я помню. Я всё ещё помню…\n-\n\n</text:p>
      <text:p text:style-name="P6">////////////////////////////////////////////////////////////////////////////////////////////////////////////////////////////////////////////////////</text:p>
      <text:p text:style-name="P6"/>
      <text:p text:style-name="P12">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
      <text:p text:style-name="P6"/>
      <text:p text:style-name="P6">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6">.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6"><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6">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6">ться.\n- Дискорд! Я, то есть! - Воскликнул Дискорд. - Нам нужно поторопиться.\nНо дни проходили, а поиски были безрезультатными. Идей ни у кого не было.</text:p>
      <text:p text:style-name="P6"><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6">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6">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6"><text:soft-page-break/>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6">тками.\n...\nНа экране выскочило знакомое приглашение.\n- Привет, Нексус.\n- Привет.\n- Как самочувствие?\n- Плохо. Чувствую себя не в своей тарелке.\n-</text:p>
      <text:p text:style-name="P6"><text:s/>А где твоя тарелка?\n- В Эквестрии, Макс.\n- Ты???\n- Да, я. Селестия.\n\nТы могла бы и не околдовывать меня. Я и так сделал бы всё, от меня зависящее,</text:p>
      <text:p text:style-name="P6"><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6">твоём случае мне интереснее был процесс, а не результат. Я и так знала, что ты поможешь нам.\n\n- Как мне освободить тебя?\n- Просто выключи комп.\n(ухо</text:p>
      <text:p text:style-name="P6">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6">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6">. Сил Твайлайт и Луны не хватает. Я зависаю в пространстве между мирами - встречаю Анакорна.\nРазговор с Анакорном.\n\n\nЗемля\n\nЯ открыл глаза. Чёрт,</text:p>
      <text:p text:style-name="P6">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6">скиз РД.\nДа, и начну, наконец фантазию. А то всё собираюсь, да времени нет. \nИ назову её... скажем… “Последний Фанфик”...</text:p>
      <text:p text:style-name="P6"/>
      <text:p text:style-name="P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6">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6">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7">&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6"/>
      <text:p text:style-name="P7">&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text:p text:style-name="P7"/>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1T20:53:43.650000000</dc:date>
    <meta:editing-duration>P25DT18M14S</meta:editing-duration>
    <meta:editing-cycles>198</meta:editing-cycles>
    <meta:generator>LibreOffice/4.1.2.3$Windows_x86 LibreOffice_project/40b2d7fde7e8d2d7bc5a449dc65df4d08a7dd38</meta:generator>
    <meta:document-statistic meta:table-count="0" meta:image-count="0" meta:object-count="0" meta:page-count="67" meta:paragraph-count="644" meta:word-count="37874" meta:character-count="256178" meta:non-whitespace-character-count="218539"/>
  </office:meta>
</office:document-meta>
</file>